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eposi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jombo/gr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ycats/merb-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binius/rubini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jombo/go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npelt/jsaweso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ycats/jspe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unkt/exception_logg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funkt/ambi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bria/restful-authentic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chnoweenie/restful-authentica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chnoweenie/attachment_f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pfunky/bo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otherjesse/s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otherjesse/tabo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jombo/glowsti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ycats/merb-m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cournoyer/th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mesgolick/resource_controll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unkt/cache_f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mizerany/sinat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tomayko/sinat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newland/gsa-prototyp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funkt/mof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acon/ruby-g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mower/simply_version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hay/cala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jombo/chroni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3x/git-wik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hacon/git-wik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/git-wik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so/signal-wik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nic/ruby-on-rails-tmbund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nwrong/low-pro-for-jquer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jombo/yaw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mpe/amazon-ec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terc/switchpip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_the_irons/ebay4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ycats/merb-plugin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tmos/fitter_happi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osner/oebfar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ristibalan/brai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vilchelu/bra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nicklas/uploadcolum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gineyard/eycap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neukirchen/gitsu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osner/django-mpt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chnomancy/bus-schem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ged/groomlak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venwire/forge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zyatom/soup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en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epositories</text:p>
          </table:table-cell>
        </table:table-row>
        <table:table-row table:style-name="ro1">
          <table:table-cell/>
          <table:table-cell office:value-type="string" calcext:value-type="string">
            <text:p>repositor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m1tsu3/pract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lerdmace/ledom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hiaelghaly/xssy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tvan-antal/commandj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Krigbjorn/ObjectOn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nx/Ci35_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hsenbezanj/AI_Projec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neshkarthik/blogengi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panbhuta/Sapar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woodroof/chat-gwoodroo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yuichi/Hello-Worl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teek0020/NepTravelMat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coverfly/discoverfly.github.i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an-007/ng-wikifu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emat/zipcode-j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nreamey/PJKill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coverfly/discov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kkorean/MIUI-K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tofacks1/ionic-ap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kkorean/MIUI-JB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ycho01/rails-i18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ksisane/Websocke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enxiruanhai/XScrollView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honM17/footer-fixed-boostra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cPringle/workshop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semyD/testing-larave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ngravette/FlogResourc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hico/tem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ipod2K/cse223p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rbhat/tango_with_django_1.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nuelAlanis/io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wito/pnxstudi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imana/activiti_merg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ylanling/connect_fou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ipseo2014/game-cho-androi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ylanling/connec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aloq/temvo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554b554/algorithm-competiti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7657z/12306_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wuhao/jumpybloc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jfine/post_mai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4di/PROYEK-TKPP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Ogreen/TwitchBo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riccarpenterle/creepcree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1490/ubuntu-exampl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strimple/cookie-pars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gAven/Puls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yc4n/lyc4n.github.i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rjwhut/elebld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vim/fosiness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4-09-02T11:29:38.702921713</meta:creation-date>
    <dc:date>2014-09-02T11:38:42.964637495</dc:date>
    <dc:creator>adrian </dc:creator>
    <meta:editing-duration>PT6M43S</meta:editing-duration>
    <meta:editing-cycles>4</meta:editing-cycles>
    <meta:generator>LibreOffice/4.2.4.2$Linux_X86_64 LibreOffice_project/420m0$Build-2</meta:generator>
    <meta:document-statistic meta:table-count="2" meta:cell-count="206" meta:object-count="0"/>
  </office:meta>
</office:document-meta>
</file>